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rsid="00136ff5" officeooo:paragraph-rsid="0012fe9e"/>
    </style:style>
    <style:style style:name="P2" style:family="paragraph" style:parent-style-name="Text_20_body">
      <style:text-properties fo:language="en" fo:country="US" officeooo:rsid="00136ff5" officeooo:paragraph-rsid="001d87c6"/>
    </style:style>
    <style:style style:name="P3" style:family="paragraph" style:parent-style-name="Text_20_body">
      <style:text-properties fo:language="en" fo:country="US" officeooo:rsid="002bcc72" officeooo:paragraph-rsid="0022f9f9"/>
    </style:style>
    <style:style style:name="P4" style:family="paragraph" style:parent-style-name="Text_20_body">
      <style:paragraph-properties fo:text-align="justify" style:justify-single-word="false"/>
      <style:text-properties officeooo:rsid="00397023" officeooo:paragraph-rsid="00268073"/>
    </style:style>
    <style:style style:name="P5" style:family="paragraph" style:parent-style-name="Text_20_body">
      <style:text-properties officeooo:paragraph-rsid="00268073"/>
    </style:style>
    <style:style style:name="P6" style:family="paragraph" style:parent-style-name="Text_20_body">
      <style:text-properties officeooo:rsid="00268073" officeooo:paragraph-rsid="00268073"/>
    </style:style>
    <style:style style:name="P7" style:family="paragraph" style:parent-style-name="Heading">
      <style:text-properties fo:language="en" fo:country="US" officeooo:rsid="00136ff5" officeooo:paragraph-rsid="0012fe9e"/>
    </style:style>
    <style:style style:name="P8" style:family="paragraph" style:parent-style-name="Heading">
      <style:text-properties fo:language="en" fo:country="US" officeooo:rsid="0022f9f9" officeooo:paragraph-rsid="0022f9f9"/>
    </style:style>
    <style:style style:name="P9" style:family="paragraph" style:parent-style-name="Heading">
      <style:text-properties officeooo:rsid="0012fe9e" officeooo:paragraph-rsid="0012fe9e"/>
    </style:style>
    <style:style style:name="P10" style:family="paragraph" style:parent-style-name="Heading">
      <style:text-properties officeooo:rsid="001e00f7" officeooo:paragraph-rsid="001235f0"/>
    </style:style>
    <style:style style:name="P11" style:family="paragraph" style:parent-style-name="Heading">
      <style:text-properties officeooo:rsid="001dbb7d" officeooo:paragraph-rsid="001235f0"/>
    </style:style>
    <style:style style:name="P12" style:family="paragraph" style:parent-style-name="Heading">
      <style:text-properties officeooo:rsid="00268073" officeooo:paragraph-rsid="00268073"/>
    </style:style>
    <style:style style:name="P13" style:family="paragraph" style:parent-style-name="Footer">
      <style:text-properties style:text-position="super 58%" officeooo:rsid="002b5370" officeooo:paragraph-rsid="002b5370"/>
    </style:style>
    <style:style style:name="T1" style:family="text">
      <style:text-properties officeooo:rsid="003b65aa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6c8de" style:font-style-asian="normal" style:font-style-complex="normal"/>
    </style:style>
    <style:style style:name="T4" style:family="text">
      <style:text-properties fo:font-style="normal" officeooo:rsid="004318e3" style:font-style-asian="normal" style:font-style-complex="normal"/>
    </style:style>
    <style:style style:name="T5" style:family="text">
      <style:text-properties fo:font-style="normal" officeooo:rsid="003b65aa" style:font-style-asian="normal" style:font-style-complex="normal"/>
    </style:style>
    <style:style style:name="T6" style:family="text">
      <style:text-properties fo:font-style="normal" officeooo:rsid="003dfd25" style:font-style-asian="normal" style:font-style-complex="normal"/>
    </style:style>
    <style:style style:name="T7" style:family="text">
      <style:text-properties fo:font-style="normal" officeooo:rsid="003a10e0" style:font-style-asian="normal" style:font-style-complex="normal"/>
    </style:style>
    <style:style style:name="T8" style:family="text">
      <style:text-properties fo:font-style="normal" officeooo:rsid="001d87c6" style:font-style-asian="normal" style:font-style-complex="normal"/>
    </style:style>
    <style:style style:name="T9" style:family="text">
      <style:text-properties fo:font-style="normal" officeooo:rsid="001f64e0" style:font-style-asian="normal" style:font-style-complex="normal"/>
    </style:style>
    <style:style style:name="T10" style:family="text">
      <style:text-properties fo:font-style="normal" officeooo:rsid="002a0b07" style:font-style-asian="normal" style:font-style-complex="normal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en" fo:country="US" fo:font-style="normal" officeooo:rsid="0027a3e4" style:font-style-asian="normal" style:font-style-complex="normal"/>
    </style:style>
    <style:style style:name="T14" style:family="text">
      <style:text-properties fo:language="en" fo:country="US" fo:font-style="normal" officeooo:rsid="002bcc72" style:font-style-asian="normal" style:font-style-complex="normal"/>
    </style:style>
    <style:style style:name="T15" style:family="text">
      <style:text-properties fo:language="en" fo:country="US" fo:font-style="normal" officeooo:rsid="003b65aa" style:font-style-asian="normal" style:font-style-complex="normal"/>
    </style:style>
    <style:style style:name="T16" style:family="text">
      <style:text-properties fo:language="en" fo:country="US" officeooo:rsid="0017805a"/>
    </style:style>
    <style:style style:name="T17" style:family="text">
      <style:text-properties fo:language="en" fo:country="US" officeooo:rsid="0021233d"/>
    </style:style>
    <style:style style:name="T18" style:family="text">
      <style:text-properties fo:language="en" fo:country="US" officeooo:rsid="0022f9f9"/>
    </style:style>
    <style:style style:name="T19" style:family="text">
      <style:text-properties fo:language="en" fo:country="US" officeooo:rsid="00268073"/>
    </style:style>
    <style:style style:name="T20" style:family="text">
      <style:text-properties fo:language="en" fo:country="US" officeooo:rsid="002a0b07"/>
    </style:style>
    <style:style style:name="T21" style:family="text">
      <style:text-properties officeooo:rsid="003c5b91"/>
    </style:style>
    <style:style style:name="T22" style:family="text">
      <style:text-properties officeooo:rsid="0012fe9e"/>
    </style:style>
    <style:style style:name="T23" style:family="text">
      <style:text-properties officeooo:rsid="001d87c6"/>
    </style:style>
    <style:style style:name="T24" style:family="text">
      <style:text-properties style:text-position="super 58%" officeooo:rsid="001f64e0"/>
    </style:style>
    <style:style style:name="T25" style:family="text">
      <style:text-properties style:text-position="super 58%" fo:language="en" fo:country="US" officeooo:rsid="0021233d"/>
    </style:style>
    <style:style style:name="T26" style:family="text">
      <style:text-properties officeooo:rsid="0021233d"/>
    </style:style>
    <style:style style:name="T27" style:family="text">
      <style:text-properties style:text-position="0% 100%"/>
    </style:style>
    <style:style style:name="T28" style:family="text">
      <style:text-properties style:text-position="0% 100%" officeooo:rsid="001f64e0"/>
    </style:style>
    <style:style style:name="T29" style:family="text">
      <style:text-properties style:text-position="0% 100%" officeooo:rsid="002538bb"/>
    </style:style>
    <style:style style:name="T30" style:family="text">
      <style:text-properties officeooo:rsid="002538bb"/>
    </style:style>
    <style:style style:name="T31" style:family="text">
      <style:text-properties officeooo:rsid="00268073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2538bb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ncipit</text:p>
      <text:p text:style-name="P3">Helena Hemlock, a death eater, <text:span text:style-name="T23">has survived the second wizarding war. Years before, during the death eaters’ control of Hogwarts, she stole a time-turner from the recently deceased Albus Dumbledore. She uses it to go </text:span><text:span text:style-name="T6">back to her Hogwarts years </text:span><text:span text:style-name="T9">and</text:span><text:span text:style-name="T2"> lead </text:span><text:span text:style-name="T6">her </text:span><text:span text:style-name="T8">once </text:span><text:span text:style-name="T6">friend </text:span><text:span text:style-name="T2">Minerva </text:span><text:span text:style-name="T6">McGonagall</text:span><text:span text:style-name="T2"> on the way</text:span><text:span text:style-name="T7">s</text:span><text:span text:style-name="T2"> of the dark arts.</text:span></text:p>
      <text:p text:style-name="P7">Act <text:span text:style-name="T22">1</text:span></text:p>
      <text:p text:style-name="P2">Minerva arrives at Hogwarts. During the first day, she learns about the unforgivable curses in Dumbledore’s class. Later, she ends up fighting Magnus Black as he tries to cast <text:span text:style-name="T32">Crucio</text:span> on a younger student. During a trip to Hogsmeade, Helena learns from her old self (disguised as a shopkeeper) about Robert’s death prophecy.</text:p>
      <text:p text:style-name="P11">Act <text:span text:style-name="T22">2a</text:span></text:p>
      <text:p text:style-name="P1"><text:span text:style-name="T30">Minerva and young Helena meet with the</text:span> mysterious creature<text:span text:style-name="T24">[1]</text:span> in the Forbidden Forest. <text:span text:style-name="T30">Following the creature’s advice, Minerva breaks in the restricted section of the library by night and learns about </text:span><text:span text:style-name="T33">Disvidere</text:span>. Minerva <text:span text:style-name="T26">succeeds in </text:span>retriev<text:span text:style-name="T26">ing</text:span> the <text:span text:style-name="T30">soul and the pearl</text:span><text:span text:style-name="T24">[2]</text:span><text:span text:style-name="T28">, </text:span><text:span text:style-name="T29">two of the three materials that the spell requires</text:span>.</text:p>
      <text:p text:style-name="P10">Act <text:span text:style-name="T22">2b</text:span></text:p>
      <text:p text:style-name="P4"><text:span text:style-name="T11">Deeper in the forest, Helena and Minerva </text:span><text:span text:style-name="T17">meet </text:span><text:span text:style-name="T20">Korvald</text:span><text:span text:style-name="T17">. They learn </text:span><text:span text:style-name="T11">that the </text:span><text:span text:style-name="T19">dungeon where the </text:span><text:span text:style-name="T11">resurrection stone </text:span><text:span text:style-name="T19">(the third requirement to cast the spell)</text:span><text:span text:style-name="T11"> </text:span><text:span text:style-name="T19">lies,</text:span><text:span text:style-name="T11"> is reachable through the Room of Requirement. </text:span><text:span text:style-name="T16">Minerva </text:span><text:span text:style-name="T18">starts collecting</text:span><text:span text:style-name="T16"> informations on how to reach the room</text:span><text:span text:style-name="T25">[3]</text:span><text:span text:style-name="T16">.</text:span><text:span text:style-name="T11"> </text:span><text:span text:style-name="T21">Minerva and Helena make the room’s door appear. Minerva, Helena, Robert and Magnus find themselves locked behind the door. Together they proceed along the dungeon.</text:span></text:p>
      <text:p text:style-name="P9">Act 3</text:p>
      <text:p text:style-name="P5"><text:span text:style-name="T31">O</text:span>ld <text:span text:style-name="T31">Helena is waiting for them at the end of the dungeon and </text:span>attacks them. <text:span text:style-name="T1">After revealing to Minerva her identity, she tries to convince her to sacrifice Magnus’ life to save Robert’s.</text:span><text:span text:style-name="T3"> </text:span><text:span text:style-name="T10">Minerva and old Helena</text:span><text:span text:style-name="T4"> fight. </text:span><text:span text:style-name="T10">The battle</text:span><text:span text:style-name="T4"> </text:span><text:span text:style-name="T5">leads to Robert’s death, as well as old Helena’s.</text:span></text:p>
      <text:p text:style-name="P12"><text:soft-page-break/>Epilogue</text:p>
      <text:p text:style-name="P6"><text:span text:style-name="T12">Dumbledore reaches them when it’s already too late and takes both the resurrection stone and the time-turner old Helena had on her. </text:span><text:span text:style-name="T13">Y</text:span><text:span text:style-name="T14">oung Helena blames </text:span><text:span text:style-name="T15">Minerva </text:span><text:span text:style-name="T14">for not doing what was necessary and leaves the school, eventually becoming a death eat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officeooo:rsid="00244d20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text-position="super 58%" officeooo:rsid="002b5370" officeooo:paragraph-rsid="002b5370"/>
    </style:style>
    <style:style style:name="MT1" style:family="text">
      <style:text-properties style:text-position="0% 100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[1] <text:span text:style-name="MT1">the creature is different depending on player choices</text:span></text:p>
        <text:p text:style-name="MP1">[2] <text:span text:style-name="MT1">the soul and the pearl nature and location varies, depending on player choices</text:span></text:p>
        <text:p text:style-name="MP1">[3]<text:span text:style-name="MT1"> the way Minerva retrieves these informations is different, depending on player choice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7T20:19:30.047454737</meta:creation-date>
    <dc:date>2020-12-02T10:51:14.074628286</dc:date>
    <meta:editing-duration>PT3H22M29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2" meta:paragraph-count="15" meta:word-count="361" meta:character-count="2191" meta:non-whitespace-character-count="1845"/>
  </office:meta>
</office:document-meta>
</file>